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gr1" style:family="graphic">
      <style:graphic-properties loext:decorative="false" style:run-through="foreground" style:vertical-pos="top" style:vertical-rel="paragraph" style:horizontal-pos="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 fo:border="solid" loext:decorative="false"/>
    </style:style>
    <style:style style:name="gr3" style:family="graphic">
      <style:graphic-properties fo:background-color="#ffffff" fo:border="solid" loext:decorative="false"/>
    </style:style>
    <style:style style:name="gr4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foreground"/>
    </style:style>
    <style:style style:name="gr7" style:family="graphic">
      <style:graphic-properties draw:textarea-vertical-align="middle" fo:background-color="#ffffff" loext:decorative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" form:control-implementation="ooo:com.sun.star.form.component.FixedText" xml:id="control1" form:id="control1" form:label="Name" form:for="control2"/>
          <form:text form:name="Name" form:control-implementation="ooo:com.sun.star.form.component.TextField" xml:id="control2" form:id="control2" form:max-length="25" form:data-field="Na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urname" form:control-implementation="ooo:com.sun.star.form.component.FixedText" xml:id="control3" form:id="control3" form:label="Surname" form:for="control4"/>
          <form:text form:name="Surname" form:control-implementation="ooo:com.sun.star.form.component.TextField" xml:id="control4" form:id="control4" form:tab-index="1" form:max-length="25" form:data-field="Surna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OB" form:control-implementation="ooo:com.sun.star.form.component.FixedText" xml:id="control5" form:id="control5" form:label="DOB" form:for="control6"/>
          <form:text form:name="DOB" form:control-implementation="ooo:com.sun.star.form.component.TextField" xml:id="control6" form:id="control6" form:tab-index="2" form:max-length="25" form:data-field="DOB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ge" form:control-implementation="ooo:com.sun.star.form.component.FixedText" xml:id="control7" form:id="control7" form:label="Age" form:for="control8"/>
          <form:text form:name="Age" form:control-implementation="ooo:com.sun.star.form.component.TextField" xml:id="control8" form:id="control8" form:tab-index="3" form:max-length="3" form:data-field="Ag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ex" form:control-implementation="ooo:com.sun.star.form.component.FixedText" xml:id="control9" form:id="control9" form:label="Sex" form:for="control10"/>
          <form:text form:name="Sex" form:control-implementation="ooo:com.sun.star.form.component.TextField" xml:id="control10" form:id="control10" form:tab-index="4" form:max-length="10" form:data-field="Sex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lour" form:control-implementation="ooo:com.sun.star.form.component.FixedText" xml:id="control11" form:id="control11" form:label="Colour" form:for="control12"/>
          <form:text form:name="Colour" form:control-implementation="ooo:com.sun.star.form.component.TextField" xml:id="control12" form:id="control12" form:tab-index="5" form:max-length="10" form:data-field="Colou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" form:control-implementation="ooo:com.sun.star.form.component.FixedText" xml:id="control13" form:id="control13" form:label="Height" form:for="control14"/>
          <form:text form:name="Height" form:control-implementation="ooo:com.sun.star.form.component.TextField" xml:id="control14" form:id="control14" form:tab-index="6" form:max-length="10" form:data-field="Height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anted" form:control-implementation="ooo:com.sun.star.form.component.FixedText" xml:id="control15" form:id="control15" form:label="Wanted" form:for="control16"/>
          <form:checkbox form:name="Wanted" form:control-implementation="ooo:com.sun.star.form.component.CheckBox" xml:id="control16" form:id="control16" form:label="Wanted" form:tab-index="7" form:value="True" form:data-field="Wanted" form:input-required="tru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Ryanw/OneDrive/Documents/GitHub/Excel-Reader/Data/PdfFormCreator.odt/content.xml"/>
              <form:property form:property-name="SecondaryRefValue" office:value-type="string" office:string-value="False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"><draw:control draw:name="Control 1" draw:style-name="gr2" draw:text-style-name="P1" svg:width="2.001cm" svg:height="1.001cm" svg:x="0cm" svg:y="0cm" draw:control="control1"/><draw:control draw:name="Control 2" draw:style-name="gr3" draw:text-style-name="P2" svg:width="2.001cm" svg:height="1.001cm" svg:x="2.251cm" svg:y="0cm" draw:control="control2"/></draw:g><draw:g text:anchor-type="paragraph" draw:z-index="1" draw:name="DrawObject 1" draw:style-name="gr4"><draw:control draw:name="Control 5" draw:style-name="gr2" draw:text-style-name="P1" svg:width="2.001cm" svg:height="1.001cm" svg:x="0cm" svg:y="1.251cm" draw:control="control3"/><draw:control draw:name="Control 6" draw:style-name="gr3" draw:text-style-name="P2" svg:width="2.001cm" svg:height="1.001cm" svg:x="2.251cm" svg:y="1.251cm" draw:control="control4"/></draw:g><draw:g text:anchor-type="paragraph" draw:z-index="2" draw:name="DrawObject 2" draw:style-name="gr4"><draw:control draw:name="Control 3" draw:style-name="gr2" draw:text-style-name="P1" svg:width="2.001cm" svg:height="1.001cm" svg:x="0cm" svg:y="2.499cm" draw:control="control5"/><draw:control draw:name="Control 4" draw:style-name="gr3" draw:text-style-name="P2" svg:width="1.952cm" svg:height="1.001cm" svg:x="2.251cm" svg:y="2.499cm" draw:control="control6"/></draw:g><draw:g text:anchor-type="paragraph" draw:z-index="3" draw:name="DrawObject 3" draw:style-name="gr4"><draw:control draw:name="Control 7" draw:style-name="gr2" draw:text-style-name="P1" svg:width="2.001cm" svg:height="1.001cm" svg:x="0cm" svg:y="3.76cm" draw:control="control7"/><draw:control draw:name="Control 8" draw:style-name="gr3" draw:text-style-name="P2" svg:width="2.001cm" svg:height="1.001cm" svg:x="2.251cm" svg:y="3.748cm" draw:control="control8"/></draw:g><draw:g text:anchor-type="paragraph" draw:z-index="4" draw:name="DrawObject 4" draw:style-name="gr4"><draw:control draw:name="Control 9" draw:style-name="gr2" draw:text-style-name="P1" svg:width="2.001cm" svg:height="1.001cm" svg:x="0cm" svg:y="4.999cm" draw:control="control9"/><draw:control draw:name="Control 10" draw:style-name="gr3" draw:text-style-name="P2" svg:width="2.001cm" svg:height="1.001cm" svg:x="2.251cm" svg:y="5.001cm" draw:control="control10"/></draw:g><draw:g text:anchor-type="paragraph" draw:z-index="5" draw:name="DrawObject 5" draw:style-name="gr4"><draw:control draw:name="Control 11" draw:style-name="gr2" draw:text-style-name="P1" svg:width="2.001cm" svg:height="1.001cm" svg:x="0cm" svg:y="6.248cm" draw:control="control11"/><draw:control draw:name="Control 12" draw:style-name="gr3" draw:text-style-name="P2" svg:width="2.001cm" svg:height="1.001cm" svg:x="2.251cm" svg:y="6.25cm" draw:control="control12"/></draw:g><draw:g text:anchor-type="paragraph" draw:z-index="6" draw:name="DrawObject 6" draw:style-name="gr4"><draw:control draw:name="Control 13" draw:style-name="gr2" draw:text-style-name="P1" svg:width="2.001cm" svg:height="1.001cm" svg:x="0cm" svg:y="7.5cm" draw:control="control13"/><draw:control draw:name="Control 14" draw:style-name="gr3" draw:text-style-name="P2" svg:width="2.001cm" svg:height="1.001cm" svg:x="2.251cm" svg:y="7.5cm" draw:control="control14"/></draw:g><draw:g text:anchor-type="paragraph" draw:z-index="7" draw:name="DrawObject7" draw:style-name="gr5"><draw:g draw:name="DrawObject 7" draw:style-name="gr6"><draw:control draw:name="Control 15" draw:style-name="gr2" draw:text-style-name="P1" svg:width="2.001cm" svg:height="1.001cm" svg:x="-0.026cm" svg:y="8.749cm" draw:control="control15"/></draw:g><draw:control draw:name="Control 16" draw:style-name="gr7" draw:text-style-name="P3" svg:width="2.001cm" svg:height="1.001cm" svg:x="2.253cm" svg:y="8.751cm" draw:control="control16"/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21:16:16.216090900</meta:creation-date>
    <dc:date>2025-07-22T21:02:18.374543700</dc:date>
    <meta:editing-duration>PT42M50S</meta:editing-duration>
    <meta:editing-cycles>13</meta:editing-cycles>
    <meta:generator>LibreOffice/25.2.5.2$Windows_X86_64 LibreOffice_project/03d19516eb2e1dd5d4ccd751a0d6f35f35e08022</meta:generator>
    <meta:print-date>2025-07-22T21:00:00.98553150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